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25-10-20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25-08-0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25-04-0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25-01-0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24-10-1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24-07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24-04-12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24-01-0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23-10-1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23-07-19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23-04-06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22-11-1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22-08-02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22-04-18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22-01-11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21-10-0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21-07-21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21-04-0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20-11-10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20-01-08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9-10-10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9-07-16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9-04-30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9-01-15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8-10-10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8-07-24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8-04-26 21:04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8-01-1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7-10-1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7-07-11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7-04-18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7-01-1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6-10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6-07-1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6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5-10-06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5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5-01-21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4-10-27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4-07-30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4-04-16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3-12-19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3-07-31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3-04-10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2-10-29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2-07-31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2-04-1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1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1-07-28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1-06-14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1-04-20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1-02-0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0-12-0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2010-10-13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0468</text:p>
          </table:table-cell>
          <table:table-cell office:value-type="string" calcext:value-type="string">
            <text:p>34S/01W-15BBD</text:p>
          </table:table-cell>
          <table:table-cell office:value-type="string" calcext:value-type="string">
            <text:p>1989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